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3.56cm"/>
    </style:style>
    <style:style style:name="gr4" style:family="graphic" style:parent-style-name="standard">
      <style:graphic-properties draw:stroke="none" svg:stroke-color="#000000" draw:fill="none" draw:fill-color="#ffffff" fo:min-height="3.65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4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0.16cm" svg:height="0.635cm" svg:x="0.5cm" svg:y="0.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5cm" svg:y1="4.945cm" svg:x2="0.5cm" svg:y2="9.39cm">
          <text:p/>
        </draw:line>
        <draw:frame draw:style-name="gr3" draw:text-style-name="P5" draw:layer="layout" svg:width="5.08cm" svg:height="3.81cm" svg:x="0.5cm" svg:y="5.58cm">
          <draw:text-box>
            <text:p text:style-name="P4"><text:span text:style-name="T2">charIn</text:span></text:p>
            <text:p text:style-name="P4"><text:span text:style-name="T2">charOut</text:span></text:p>
            <text:p text:style-name="P4"><text:span text:style-name="T2">chars</text:span></text:p>
            <text:p text:style-name="P4"><text:span text:style-name="T2">close</text:span></text:p>
            <text:p text:style-name="P4"><text:span text:style-name="T2">description</text:span></text:p>
            <text:p text:style-name="P4"><text:span text:style-name="T2">init</text:span></text:p>
            <text:p text:style-name="P4"><text:span text:style-name="T2">lineIn</text:span></text:p>
          </draw:text-box>
        </draw:frame>
        <draw:line draw:style-name="gr2" draw:text-style-name="P3" draw:layer="layout" svg:x1="10.66cm" svg:y1="9.39cm" svg:x2="0.5cm" svg:y2="9.39cm">
          <text:p/>
        </draw:line>
        <draw:custom-shape draw:style-name="gr1" draw:text-style-name="P2" draw:layer="layout" svg:width="10.16cm" svg:height="0.635cm" svg:x="0.5cm" svg:y="1.77cm">
          <text:p text:style-name="P1"><text:span text:style-name="T1">Input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58cm" svg:y1="1.135cm" svg:x2="5.58cm" svg:y2="1.77cm">
          <text:p/>
        </draw:line>
        <draw:custom-shape draw:style-name="gr1" draw:text-style-name="P2" draw:layer="layout" svg:width="10.16cm" svg:height="0.635cm" svg:x="0.5cm" svg:y="4.31cm">
          <text:p text:style-name="P1"><text:span text:style-name="T1">StreamSocke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58cm" svg:y1="3.675cm" svg:x2="5.58cm" svg:y2="4.31cm">
          <text:p/>
        </draw:line>
        <draw:line draw:style-name="gr2" draw:text-style-name="P3" draw:layer="layout" svg:x1="5.58cm" svg:y1="1.135cm" svg:x2="5.58cm" svg:y2="1.77cm">
          <text:p/>
        </draw:line>
        <draw:frame draw:style-name="gr4" draw:text-style-name="P5" draw:layer="layout" svg:width="5.08cm" svg:height="3.901cm" svg:x="5.58cm" svg:y="5.58cm">
          <draw:text-box>
            <text:p text:style-name="P4"><text:span text:style-name="T2">Lineout</text:span></text:p>
            <text:p text:style-name="P4"><text:span text:style-name="T2">lines</text:span></text:p>
            <text:p text:style-name="P4"><text:span text:style-name="T2">open</text:span></text:p>
            <text:p text:style-name="P4"><text:span text:style-name="T2">say</text:span></text:p>
            <text:p text:style-name="P4"><text:span text:style-name="T2">state</text:span></text:p>
            <text:p text:style-name="P4"><text:span text:style-name="T2">string</text:span></text:p>
          </draw:text-box>
        </draw:frame>
        <draw:line draw:style-name="gr2" draw:text-style-name="P3" draw:layer="layout" svg:x1="5.58cm" svg:y1="9.39cm" svg:x2="5.58cm" svg:y2="4.945cm">
          <text:p/>
        </draw:line>
        <draw:custom-shape draw:style-name="gr1" draw:text-style-name="P7" draw:layer="layout" svg:width="10.16cm" svg:height="0.635cm" svg:x="0.5cm" svg:y="2.405cm">
          <text:p text:style-name="P6"><text:span text:style-name="T1">+ <text:s/>Input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7" draw:layer="layout" svg:width="10.16cm" svg:height="0.635cm" svg:x="0.5cm" svg:y="3.04cm">
          <text:p text:style-name="P6"><text:span text:style-name="T1">+ <text:s/>OutputStream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0.66cm" svg:y1="9.39cm" svg:x2="10.66cm" svg:y2="4.9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0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11.16cm" fo:page-height="9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09T09:13:54.83</dc:date>
    <dc:language>en-US</dc:language>
    <meta:editing-cycles>20</meta:editing-cycles>
    <meta:editing-duration>PT02H08M08S</meta:editing-duration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